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25mm"/>
    </style:style>
    <style:style style:name="co4" style:family="table-column">
      <style:table-column-properties fo:break-before="auto" style:column-width="11.61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8.68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8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22"/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ift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ce5"/>
        <table:table-column table:style-name="co6" table:default-cell-style-name="ce6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gliders</text:p>
          </table:table-cell>
          <table:table-cell table:style-name="ce1" office:value-type="string" calcext:value-type="string">
            <text:p>weight[g]</text:p>
          </table:table-cell>
          <table:table-cell table:style-name="ce1" office:value-type="string" calcext:value-type="string">
            <text:p>Area[dm²]</text:p>
          </table:table-cell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[m²]</text:p>
          </table:table-cell>
          <table:table-cell table:style-name="ce1" office:value-type="string" calcext:value-type="string">
            <text:p>v[m/s]</text:p>
          </table:table-cell>
          <table:table-cell table:style-name="ce1" office:value-type="string" calcext:value-type="string">
            <text:p>kĽ[dm/kg]</text:p>
          </table:table-cell>
          <table:table-cell table:style-name="ce1" table:number-columns-repeated="56"/>
        </table:table-row>
        <table:table-row table:style-name="ro1">
          <table:table-cell office:value-type="string" calcext:value-type="string">
            <text:p>Model 1</text:p>
          </table:table-cell>
          <table:table-cell office:value-type="float" office:value="1500" calcext:value-type="float">
            <text:p>150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2]/100" office:value-type="float" office:value="15" calcext:value-type="float">
            <text:p>15</text:p>
          </table:table-cell>
          <table:table-cell table:formula="of:=[.C2]/100" office:value-type="float" office:value="0.31" calcext:value-type="float">
            <text:p>0.31</text:p>
          </table:table-cell>
          <table:table-cell table:formula="of:=SQRT(2*[.E2]/1/1.22/[.F2])" office:value-type="float" office:value="8.90635219749876" calcext:value-type="float">
            <text:p>8.9</text:p>
          </table:table-cell>
          <table:table-cell table:formula="of:=[.C2]/[.B2]*1000" office:value-type="float" office:value="20.6666666666667" calcext:value-type="float">
            <text:p>20.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del 2</text:p>
          </table:table-cell>
          <table:table-cell office:value-type="float" office:value="4700" calcext:value-type="float">
            <text:p>470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3]/100" office:value-type="float" office:value="47" calcext:value-type="float">
            <text:p>47</text:p>
          </table:table-cell>
          <table:table-cell table:formula="of:=[.C3]/100" office:value-type="float" office:value="0.93" calcext:value-type="float">
            <text:p>0.93</text:p>
          </table:table-cell>
          <table:table-cell table:formula="of:=SQRT(2*[.E3]/1/1.22/[.F3])" office:value-type="float" office:value="9.1021195881898" calcext:value-type="float">
            <text:p>9.1</text:p>
          </table:table-cell>
          <table:table-cell table:formula="of:=[.C3]/[.B3]*1000" office:value-type="float" office:value="19.7872340425532" calcext:value-type="float">
            <text:p>19.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del 3</text:p>
          </table:table-cell>
          <table:table-cell office:value-type="float" office:value="1780" calcext:value-type="float">
            <text:p>178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4]/100" office:value-type="float" office:value="17.8" calcext:value-type="float">
            <text:p>17.8</text:p>
          </table:table-cell>
          <table:table-cell table:formula="of:=[.C4]/100" office:value-type="float" office:value="0.38" calcext:value-type="float">
            <text:p>0.38</text:p>
          </table:table-cell>
          <table:table-cell table:formula="of:=SQRT(2*[.E4]/1/1.22/[.F4])" office:value-type="float" office:value="8.76300955705174" calcext:value-type="float">
            <text:p>8.8</text:p>
          </table:table-cell>
          <table:table-cell table:formula="of:=[.C4]/[.B4]*1000" office:value-type="float" office:value="21.3483146067416" calcext:value-type="float">
            <text:p>21.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del 4</text:p>
          </table:table-cell>
          <table:table-cell office:value-type="float" office:value="8600" calcext:value-type="float">
            <text:p>860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B5]/100" office:value-type="float" office:value="86" calcext:value-type="float">
            <text:p>86</text:p>
          </table:table-cell>
          <table:table-cell table:formula="of:=[.C5]/100" office:value-type="float" office:value="1.65" calcext:value-type="float">
            <text:p>1.65</text:p>
          </table:table-cell>
          <table:table-cell table:formula="of:=SQRT(2*[.E5]/1/1.22/[.F5])" office:value-type="float" office:value="9.2436253729137" calcext:value-type="float">
            <text:p>9.2</text:p>
          </table:table-cell>
          <table:table-cell table:formula="of:=[.C5]/[.B5]*1000" office:value-type="float" office:value="19.1860465116279" calcext:value-type="float">
            <text:p>19.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del 5</text:p>
          </table:table-cell>
          <table:table-cell office:value-type="float" office:value="1650" calcext:value-type="float">
            <text:p>165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6]/100" office:value-type="float" office:value="16.5" calcext:value-type="float">
            <text:p>16.5</text:p>
          </table:table-cell>
          <table:table-cell table:formula="of:=[.C6]/100" office:value-type="float" office:value="0.44" calcext:value-type="float">
            <text:p>0.44</text:p>
          </table:table-cell>
          <table:table-cell table:formula="of:=SQRT(2*[.E6]/1/1.22/[.F6])" office:value-type="float" office:value="7.84062560233975" calcext:value-type="float">
            <text:p>7.8</text:p>
          </table:table-cell>
          <table:table-cell table:formula="of:=[.C6]/[.B6]*1000" office:value-type="float" office:value="26.6666666666667" calcext:value-type="float">
            <text:p>26.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earning glider</text:p>
          </table:table-cell>
          <table:table-cell office:value-type="float" office:value="471000" calcext:value-type="float">
            <text:p>471000</text:p>
          </table:table-cell>
          <table:table-cell office:value-type="float" office:value="2034" calcext:value-type="float">
            <text:p>2034</text:p>
          </table:table-cell>
          <table:table-cell/>
          <table:table-cell table:formula="of:=[.B7]/100" office:value-type="float" office:value="4710" calcext:value-type="float">
            <text:p>4710</text:p>
          </table:table-cell>
          <table:table-cell table:formula="of:=[.C7]/100" office:value-type="float" office:value="20.34" calcext:value-type="float">
            <text:p>20.34</text:p>
          </table:table-cell>
          <table:table-cell table:formula="of:=SQRT(2*[.E7]/1/1.22/[.F7])" office:value-type="float" office:value="19.4836384418475" calcext:value-type="float">
            <text:p>19.5</text:p>
          </table:table-cell>
          <table:table-cell table:formula="of:=[.C7]/[.B7]*1000" office:value-type="float" office:value="4.31847133757962" calcext:value-type="float">
            <text:p>4.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port glider</text:p>
          </table:table-cell>
          <table:table-cell office:value-type="float" office:value="820000" calcext:value-type="float">
            <text:p>820000</text:p>
          </table:table-cell>
          <table:table-cell office:value-type="float" office:value="1793" calcext:value-type="float">
            <text:p>1793</text:p>
          </table:table-cell>
          <table:table-cell/>
          <table:table-cell table:formula="of:=[.B8]/100" office:value-type="float" office:value="8200" calcext:value-type="float">
            <text:p>8200</text:p>
          </table:table-cell>
          <table:table-cell table:formula="of:=[.C8]/100" office:value-type="float" office:value="17.93" calcext:value-type="float">
            <text:p>17.93</text:p>
          </table:table-cell>
          <table:table-cell table:formula="of:=SQRT(2*[.E8]/1/1.22/[.F8])" office:value-type="float" office:value="27.3811613162443" calcext:value-type="float">
            <text:p>27.4</text:p>
          </table:table-cell>
          <table:table-cell table:formula="of:=[.C8]/[.B8]*1000" office:value-type="float" office:value="2.18658536585366" calcext:value-type="float">
            <text:p>2.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-plan-glider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9]/100" office:value-type="float" office:value="2.5" calcext:value-type="float">
            <text:p>2.5</text:p>
          </table:table-cell>
          <table:table-cell table:formula="of:=[.C9]/100" office:value-type="float" office:value="0.24" calcext:value-type="float">
            <text:p>0.24</text:p>
          </table:table-cell>
          <table:table-cell table:formula="of:=SQRT(2*[.E9]/1/1.22/[.F9])" office:value-type="float" office:value="4.13237253067054" calcext:value-type="float">
            <text:p>4.1</text:p>
          </table:table-cell>
          <table:table-cell table:formula="of:=[.C9]/[.B9]*1000" office:value-type="float" office:value="96" calcext:value-type="float">
            <text:p>96.0</text:p>
          </table:table-cell>
          <table:table-cell table:number-columns-repeated="56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56"/>
        </table:table-row>
        <table:table-row table:style-name="ro1">
          <table:table-cell/>
          <table:table-cell table:style-name="ce3" office:value-type="string" calcext:value-type="string">
            <text:p>ρ<text:span text:style-name="T1">zraka</text:span> =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kg/m³</text:p>
          </table:table-cell>
          <table:table-cell table:style-name="Default" office:value-type="string" calcext:value-type="string">
            <text:p>g/dm³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C<text:span text:style-name="T1">L</text:span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5 .. 1.5]</text:p>
          </table:table-cell>
          <table:table-cell table:style-name="Default" table:number-columns-repeated="4"/>
          <table:table-cell table:number-columns-repeated="5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56"/>
        </table:table-row>
        <table:table-row table:style-name="ro1">
          <table:table-cell/>
          <table:table-cell table:style-name="Default" office:value-type="string" calcext:value-type="string">
            <text:p>F<text:span text:style-name="T1">L</text:span>=¹/₂ C<text:span text:style-name="T1">L</text:span> v² <text:span text:style-name="T2">ρ</text:span> S</text:p>
          </table:table-cell>
          <table:table-cell table:style-name="Default"/>
          <table:table-cell/>
          <table:table-cell table:style-name="Default" table:number-columns-repeated="4"/>
          <table:table-cell table:number-columns-repeated="56"/>
        </table:table-row>
      </table:table>
      <table:table table:name="Bernulli" table:style-name="ta1"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L1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1</text:p>
          </table:table-cell>
          <table:table-cell table:style-name="ce13" table:formula="of:=[.B4]" office:value-type="float" office:value="10" calcext:value-type="float">
            <text:p>10.00</text:p>
          </table:table-cell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style-name="ce13" table:formula="of:=[.B4]*[.B2]/[.B1]" office:value-type="float" office:value="10.3015075376884" calcext:value-type="float">
            <text:p>10.30</text:p>
          </table:table-cell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dP</text:p>
          </table:table-cell>
          <table:table-cell table:style-name="ce13" table:formula="of:=1/2*1.2*([.B7]-[.B6])^2" office:value-type="float" office:value="0.0545440771697684" calcext:value-type="float">
            <text:p>0.05</text:p>
          </table:table-cell>
          <table:table-cell office:value-type="string" calcext:value-type="string">
            <text:p>Pa</text:p>
          </table:table-cell>
          <table:table-cell table:style-name="ce2" office:value-type="string" calcext:value-type="string">
            <text:p>"=N/m²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3" office:value-type="float" office:value="0.25" calcext:value-type="float">
            <text:p>0.25</text:p>
          </table:table-cell>
          <table:table-cell office:value-type="string" calcext:value-type="string">
            <text:p>m²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F<text:span text:style-name="T1">L</text:span></text:p>
          </table:table-cell>
          <table:table-cell table:formula="of:=[.B9]*[.B10]" office:value-type="float" office:value="0.0136360192924421" calcext:value-type="float">
            <text:p>0.0136360192924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.4 grama!?!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0:22:19.297709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13:56:31.448330547</meta:creation-date>
    <dc:date>2020-02-27T10:43:23.339455010</dc:date>
    <meta:editing-duration>PT38M47S</meta:editing-duration>
    <meta:editing-cycles>4</meta:editing-cycles>
    <meta:generator>LibreOffice/6.3.2.1$Linux_X86_64 LibreOffice_project/db810050ff08fd4774137f693d5a01d22f324dfd</meta:generator>
    <meta:document-statistic meta:table-count="2" meta:cell-count="97" meta:object-count="0"/>
  </office:meta>
</office:document-meta>
</file>